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15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ound1" table:style-name="ta1">
        <table:shapes>
          <draw:frame draw:z-index="0" draw:style-name="gr1" draw:text-style-name="P1" svg:width="6.2906in" svg:height="3.5469in" svg:x="0.4764in" svg:y="9.5638in">
            <draw:object draw:notify-on-update-of-ranges="round1.A2:round1.A2 round1.A3:round1.A15 round1.V2:round1.V2 round1.V3:round1.V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764in" svg:y="9.6528in">
            <draw:object draw:notify-on-update-of-ranges="round1.A19:round1.A19 round1.A20:round1.A32 round1.W19:round1.W19 round1.W20:round1.W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06in" svg:height="3.537in" svg:x="13.7067in" svg:y="9.5949in">
            <draw:object draw:notify-on-update-of-ranges="round1.B36:round1.B48 round1.W36:round1.W4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Roundtrip Time</text:p>
          </table:table-cell>
          <table:covered-table-cell table:number-columns-repeated="20" table:style-name="ce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Time/user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verage (ms)</text:p>
          </table:table-cell>
          <table:table-cell/>
          <table:table-cell table:style-name="ce6" office:value-type="string" calcext:value-type="string">
            <text:p>Size of message ( average payload of MJPEG)</text:p>
          </table:table-cell>
          <table:table-cell office:value-type="float" office:value="1316" calcext:value-type="float">
            <text:p>13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048746" calcext:value-type="float">
            <text:p>0.048746</text:p>
          </table:table-cell>
          <table:table-cell table:number-columns-repeated="19"/>
          <table:table-cell table:formula="of:=AVERAGE([.B3:.U3])" office:value-type="float" office:value="0.048746" calcext:value-type="float">
            <text:p>0.048746</text:p>
          </table:table-cell>
          <table:table-cell/>
          <table:table-cell table:style-name="ce2" office:value-type="string" calcext:value-type="string">
            <text:p>Number of message per client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100665" calcext:value-type="float">
            <text:p>0.100665</text:p>
          </table:table-cell>
          <table:table-cell office:value-type="float" office:value="0.08235" calcext:value-type="float">
            <text:p>0.08235</text:p>
          </table:table-cell>
          <table:table-cell table:number-columns-repeated="18"/>
          <table:table-cell table:formula="of:=AVERAGE([.B4:.U4])" office:value-type="float" office:value="0.0915075" calcext:value-type="float">
            <text:p>0.0915075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226227" calcext:value-type="float">
            <text:p>0.226227</text:p>
          </table:table-cell>
          <table:table-cell office:value-type="float" office:value="0.163392" calcext:value-type="float">
            <text:p>0.163392</text:p>
          </table:table-cell>
          <table:table-cell office:value-type="float" office:value="0.095777" calcext:value-type="float">
            <text:p>0.095777</text:p>
          </table:table-cell>
          <table:table-cell office:value-type="float" office:value="0.174985" calcext:value-type="float">
            <text:p>0.174985</text:p>
          </table:table-cell>
          <table:table-cell office:value-type="float" office:value="0.231908" calcext:value-type="float">
            <text:p>0.231908</text:p>
          </table:table-cell>
          <table:table-cell table:number-columns-repeated="15"/>
          <table:table-cell table:formula="of:=AVERAGE([.B5:.U5])" office:value-type="float" office:value="0.1784578" calcext:value-type="float">
            <text:p>0.1784578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328864" calcext:value-type="float">
            <text:p>0.328864</text:p>
          </table:table-cell>
          <table:table-cell office:value-type="float" office:value="0.251812" calcext:value-type="float">
            <text:p>0.251812</text:p>
          </table:table-cell>
          <table:table-cell office:value-type="float" office:value="0.236835" calcext:value-type="float">
            <text:p>0.236835</text:p>
          </table:table-cell>
          <table:table-cell office:value-type="float" office:value="0.283737" calcext:value-type="float">
            <text:p>0.283737</text:p>
          </table:table-cell>
          <table:table-cell office:value-type="float" office:value="0.370483" calcext:value-type="float">
            <text:p>0.370483</text:p>
          </table:table-cell>
          <table:table-cell office:value-type="float" office:value="0.288557" calcext:value-type="float">
            <text:p>0.288557</text:p>
          </table:table-cell>
          <table:table-cell table:number-columns-repeated="14"/>
          <table:table-cell table:formula="of:=AVERAGE([.B6:.U6])" office:value-type="float" office:value="0.293381333333333" calcext:value-type="float">
            <text:p>0.2933813333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27019" calcext:value-type="float">
            <text:p>0.27019</text:p>
          </table:table-cell>
          <table:table-cell office:value-type="float" office:value="0.288858" calcext:value-type="float">
            <text:p>0.288858</text:p>
          </table:table-cell>
          <table:table-cell office:value-type="float" office:value="0.360828" calcext:value-type="float">
            <text:p>0.360828</text:p>
          </table:table-cell>
          <table:table-cell office:value-type="float" office:value="0.287098" calcext:value-type="float">
            <text:p>0.287098</text:p>
          </table:table-cell>
          <table:table-cell office:value-type="float" office:value="0.313458" calcext:value-type="float">
            <text:p>0.313458</text:p>
          </table:table-cell>
          <table:table-cell office:value-type="float" office:value="0.284478" calcext:value-type="float">
            <text:p>0.284478</text:p>
          </table:table-cell>
          <table:table-cell office:value-type="float" office:value="0.358539" calcext:value-type="float">
            <text:p>0.358539</text:p>
          </table:table-cell>
          <table:table-cell office:value-type="float" office:value="0.306097" calcext:value-type="float">
            <text:p>0.306097</text:p>
          </table:table-cell>
          <table:table-cell table:number-columns-repeated="12"/>
          <table:table-cell table:formula="of:=AVERAGE([.B7:.U7])" office:value-type="float" office:value="0.30869325" calcext:value-type="float">
            <text:p>0.30869325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936006" calcext:value-type="float">
            <text:p>1.936006</text:p>
          </table:table-cell>
          <table:table-cell office:value-type="float" office:value="0.471384" calcext:value-type="float">
            <text:p>0.471384</text:p>
          </table:table-cell>
          <table:table-cell office:value-type="float" office:value="0.298273" calcext:value-type="float">
            <text:p>0.298273</text:p>
          </table:table-cell>
          <table:table-cell office:value-type="float" office:value="1.110059" calcext:value-type="float">
            <text:p>1.110059</text:p>
          </table:table-cell>
          <table:table-cell office:value-type="float" office:value="2.18787" calcext:value-type="float">
            <text:p>2.18787</text:p>
          </table:table-cell>
          <table:table-cell office:value-type="float" office:value="1.18808" calcext:value-type="float">
            <text:p>1.18808</text:p>
          </table:table-cell>
          <table:table-cell office:value-type="float" office:value="0.308573" calcext:value-type="float">
            <text:p>0.308573</text:p>
          </table:table-cell>
          <table:table-cell office:value-type="float" office:value="1.18377" calcext:value-type="float">
            <text:p>1.18377</text:p>
          </table:table-cell>
          <table:table-cell office:value-type="float" office:value="0.315145" calcext:value-type="float">
            <text:p>0.315145</text:p>
          </table:table-cell>
          <table:table-cell office:value-type="float" office:value="1.224187" calcext:value-type="float">
            <text:p>1.224187</text:p>
          </table:table-cell>
          <table:table-cell table:number-columns-repeated="10"/>
          <table:table-cell table:formula="of:=AVERAGE([.B8:.U8])" office:value-type="float" office:value="1.0223347" calcext:value-type="float">
            <text:p>1.0223347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571996" calcext:value-type="float">
            <text:p>4.571996</text:p>
          </table:table-cell>
          <table:table-cell office:value-type="float" office:value="3.953521" calcext:value-type="float">
            <text:p>3.953521</text:p>
          </table:table-cell>
          <table:table-cell office:value-type="float" office:value="1.792702" calcext:value-type="float">
            <text:p>1.792702</text:p>
          </table:table-cell>
          <table:table-cell office:value-type="float" office:value="4.349743" calcext:value-type="float">
            <text:p>4.349743</text:p>
          </table:table-cell>
          <table:table-cell office:value-type="float" office:value="4.729138" calcext:value-type="float">
            <text:p>4.729138</text:p>
          </table:table-cell>
          <table:table-cell office:value-type="float" office:value="4.364296" calcext:value-type="float">
            <text:p>4.364296</text:p>
          </table:table-cell>
          <table:table-cell office:value-type="float" office:value="2.506495" calcext:value-type="float">
            <text:p>2.506495</text:p>
          </table:table-cell>
          <table:table-cell office:value-type="float" office:value="4.425303" calcext:value-type="float">
            <text:p>4.425303</text:p>
          </table:table-cell>
          <table:table-cell office:value-type="float" office:value="2.690041" calcext:value-type="float">
            <text:p>2.690041</text:p>
          </table:table-cell>
          <table:table-cell office:value-type="float" office:value="4.336199" calcext:value-type="float">
            <text:p>4.336199</text:p>
          </table:table-cell>
          <table:table-cell office:value-type="float" office:value="2.662786" calcext:value-type="float">
            <text:p>2.662786</text:p>
          </table:table-cell>
          <table:table-cell office:value-type="float" office:value="4.446045" calcext:value-type="float">
            <text:p>4.446045</text:p>
          </table:table-cell>
          <table:table-cell table:number-columns-repeated="8"/>
          <table:table-cell table:formula="of:=AVERAGE([.B9:.U9])" office:value-type="float" office:value="3.73568875" calcext:value-type="float">
            <text:p>3.73568875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.416834" calcext:value-type="float">
            <text:p>6.416834</text:p>
          </table:table-cell>
          <table:table-cell office:value-type="float" office:value="5.559305" calcext:value-type="float">
            <text:p>5.559305</text:p>
          </table:table-cell>
          <table:table-cell office:value-type="float" office:value="4.475792" calcext:value-type="float">
            <text:p>4.475792</text:p>
          </table:table-cell>
          <table:table-cell office:value-type="float" office:value="6.257295" calcext:value-type="float">
            <text:p>6.257295</text:p>
          </table:table-cell>
          <table:table-cell office:value-type="float" office:value="6.771875" calcext:value-type="float">
            <text:p>6.771875</text:p>
          </table:table-cell>
          <table:table-cell office:value-type="float" office:value="6.447587" calcext:value-type="float">
            <text:p>6.447587</text:p>
          </table:table-cell>
          <table:table-cell office:value-type="float" office:value="4.446871" calcext:value-type="float">
            <text:p>4.446871</text:p>
          </table:table-cell>
          <table:table-cell office:value-type="float" office:value="6.141376" calcext:value-type="float">
            <text:p>6.141376</text:p>
          </table:table-cell>
          <table:table-cell office:value-type="float" office:value="4.339481" calcext:value-type="float">
            <text:p>4.339481</text:p>
          </table:table-cell>
          <table:table-cell office:value-type="float" office:value="6.210228" calcext:value-type="float">
            <text:p>6.210228</text:p>
          </table:table-cell>
          <table:table-cell office:value-type="float" office:value="4.339638" calcext:value-type="float">
            <text:p>4.339638</text:p>
          </table:table-cell>
          <table:table-cell office:value-type="float" office:value="6.174266" calcext:value-type="float">
            <text:p>6.174266</text:p>
          </table:table-cell>
          <table:table-cell office:value-type="float" office:value="4.497077" calcext:value-type="float">
            <text:p>4.497077</text:p>
          </table:table-cell>
          <table:table-cell office:value-type="float" office:value="6.354316" calcext:value-type="float">
            <text:p>6.354316</text:p>
          </table:table-cell>
          <table:table-cell table:number-columns-repeated="6"/>
          <table:table-cell table:formula="of:=AVERAGE([.B10:.U10])" office:value-type="float" office:value="5.6022815" calcext:value-type="float">
            <text:p>5.6022815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.386341" calcext:value-type="float">
            <text:p>10.386341</text:p>
          </table:table-cell>
          <table:table-cell office:value-type="float" office:value="8.161786" calcext:value-type="float">
            <text:p>8.161786</text:p>
          </table:table-cell>
          <table:table-cell office:value-type="float" office:value="6.305186" calcext:value-type="float">
            <text:p>6.305186</text:p>
          </table:table-cell>
          <table:table-cell office:value-type="float" office:value="9.238118" calcext:value-type="float">
            <text:p>9.238118</text:p>
          </table:table-cell>
          <table:table-cell office:value-type="float" office:value="10.903444" calcext:value-type="float">
            <text:p>10.903444</text:p>
          </table:table-cell>
          <table:table-cell office:value-type="float" office:value="9.767008" calcext:value-type="float">
            <text:p>9.767008</text:p>
          </table:table-cell>
          <table:table-cell office:value-type="float" office:value="6.916269" calcext:value-type="float">
            <text:p>6.916269</text:p>
          </table:table-cell>
          <table:table-cell office:value-type="float" office:value="9.539464" calcext:value-type="float">
            <text:p>9.539464</text:p>
          </table:table-cell>
          <table:table-cell office:value-type="float" office:value="6.449718" calcext:value-type="float">
            <text:p>6.449718</text:p>
          </table:table-cell>
          <table:table-cell office:value-type="float" office:value="9.703925" calcext:value-type="float">
            <text:p>9.703925</text:p>
          </table:table-cell>
          <table:table-cell office:value-type="float" office:value="6.816611" calcext:value-type="float">
            <text:p>6.816611</text:p>
          </table:table-cell>
          <table:table-cell office:value-type="float" office:value="9.754988" calcext:value-type="float">
            <text:p>9.754988</text:p>
          </table:table-cell>
          <table:table-cell office:value-type="float" office:value="6.897917" calcext:value-type="float">
            <text:p>6.897917</text:p>
          </table:table-cell>
          <table:table-cell office:value-type="float" office:value="9.433252" calcext:value-type="float">
            <text:p>9.433252</text:p>
          </table:table-cell>
          <table:table-cell office:value-type="float" office:value="6.820777" calcext:value-type="float">
            <text:p>6.820777</text:p>
          </table:table-cell>
          <table:table-cell office:value-type="float" office:value="9.23562" calcext:value-type="float">
            <text:p>9.23562</text:p>
          </table:table-cell>
          <table:table-cell table:number-columns-repeated="4"/>
          <table:table-cell table:formula="of:=AVERAGE([.B11:.U11])" office:value-type="float" office:value="8.5206515" calcext:value-type="float">
            <text:p>8.5206515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.732183" calcext:value-type="float">
            <text:p>10.732183</text:p>
          </table:table-cell>
          <table:table-cell office:value-type="float" office:value="11.367818" calcext:value-type="float">
            <text:p>11.367818</text:p>
          </table:table-cell>
          <table:table-cell office:value-type="float" office:value="10.305996" calcext:value-type="float">
            <text:p>10.305996</text:p>
          </table:table-cell>
          <table:table-cell office:value-type="float" office:value="12.00598" calcext:value-type="float">
            <text:p>12.00598</text:p>
          </table:table-cell>
          <table:table-cell office:value-type="float" office:value="10.681264" calcext:value-type="float">
            <text:p>10.681264</text:p>
          </table:table-cell>
          <table:table-cell office:value-type="float" office:value="10.607085" calcext:value-type="float">
            <text:p>10.607085</text:p>
          </table:table-cell>
          <table:table-cell office:value-type="float" office:value="11.369686" calcext:value-type="float">
            <text:p>11.369686</text:p>
          </table:table-cell>
          <table:table-cell office:value-type="float" office:value="10.677986" calcext:value-type="float">
            <text:p>10.677986</text:p>
          </table:table-cell>
          <table:table-cell office:value-type="float" office:value="11.10582" calcext:value-type="float">
            <text:p>11.10582</text:p>
          </table:table-cell>
          <table:table-cell office:value-type="float" office:value="11.964801" calcext:value-type="float">
            <text:p>11.964801</text:p>
          </table:table-cell>
          <table:table-cell office:value-type="float" office:value="11.082015" calcext:value-type="float">
            <text:p>11.082015</text:p>
          </table:table-cell>
          <table:table-cell office:value-type="float" office:value="11.931417" calcext:value-type="float">
            <text:p>11.931417</text:p>
          </table:table-cell>
          <table:table-cell office:value-type="float" office:value="11.11967" calcext:value-type="float">
            <text:p>11.11967</text:p>
          </table:table-cell>
          <table:table-cell office:value-type="float" office:value="12.094688" calcext:value-type="float">
            <text:p>12.094688</text:p>
          </table:table-cell>
          <table:table-cell office:value-type="float" office:value="11.303642" calcext:value-type="float">
            <text:p>11.303642</text:p>
          </table:table-cell>
          <table:table-cell office:value-type="float" office:value="12.002571" calcext:value-type="float">
            <text:p>12.002571</text:p>
          </table:table-cell>
          <table:table-cell office:value-type="float" office:value="11.622662" calcext:value-type="float">
            <text:p>11.622662</text:p>
          </table:table-cell>
          <table:table-cell office:value-type="float" office:value="11.28736" calcext:value-type="float">
            <text:p>11.28736</text:p>
          </table:table-cell>
          <table:table-cell table:number-columns-repeated="2"/>
          <table:table-cell table:formula="of:=AVERAGE([.B12:.U12])" office:value-type="float" office:value="11.2923691111111" calcext:value-type="float">
            <text:p>11.2923691111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1.664121" calcext:value-type="float">
            <text:p>11.664121</text:p>
          </table:table-cell>
          <table:table-cell office:value-type="float" office:value="10.199793" calcext:value-type="float">
            <text:p>10.199793</text:p>
          </table:table-cell>
          <table:table-cell office:value-type="float" office:value="10.284254" calcext:value-type="float">
            <text:p>10.284254</text:p>
          </table:table-cell>
          <table:table-cell office:value-type="float" office:value="10.0297" calcext:value-type="float">
            <text:p>10.0297</text:p>
          </table:table-cell>
          <table:table-cell office:value-type="float" office:value="11.571426" calcext:value-type="float">
            <text:p>11.571426</text:p>
          </table:table-cell>
          <table:table-cell office:value-type="float" office:value="10.927592" calcext:value-type="float">
            <text:p>10.927592</text:p>
          </table:table-cell>
          <table:table-cell office:value-type="float" office:value="10.341432" calcext:value-type="float">
            <text:p>10.341432</text:p>
          </table:table-cell>
          <table:table-cell office:value-type="float" office:value="10.09825" calcext:value-type="float">
            <text:p>10.09825</text:p>
          </table:table-cell>
          <table:table-cell office:value-type="float" office:value="9.349929" calcext:value-type="float">
            <text:p>9.349929</text:p>
          </table:table-cell>
          <table:table-cell office:value-type="float" office:value="10.109391" calcext:value-type="float">
            <text:p>10.109391</text:p>
          </table:table-cell>
          <table:table-cell office:value-type="float" office:value="9.329748" calcext:value-type="float">
            <text:p>9.329748</text:p>
          </table:table-cell>
          <table:table-cell office:value-type="float" office:value="9.947991" calcext:value-type="float">
            <text:p>9.947991</text:p>
          </table:table-cell>
          <table:table-cell office:value-type="float" office:value="9.627316" calcext:value-type="float">
            <text:p>9.627316</text:p>
          </table:table-cell>
          <table:table-cell office:value-type="float" office:value="10.003802" calcext:value-type="float">
            <text:p>10.003802</text:p>
          </table:table-cell>
          <table:table-cell office:value-type="float" office:value="9.617801" calcext:value-type="float">
            <text:p>9.617801</text:p>
          </table:table-cell>
          <table:table-cell office:value-type="float" office:value="9.860439" calcext:value-type="float">
            <text:p>9.860439</text:p>
          </table:table-cell>
          <table:table-cell office:value-type="float" office:value="10.222619" calcext:value-type="float">
            <text:p>10.222619</text:p>
          </table:table-cell>
          <table:table-cell office:value-type="float" office:value="9.814058" calcext:value-type="float">
            <text:p>9.814058</text:p>
          </table:table-cell>
          <table:table-cell office:value-type="float" office:value="10.147672" calcext:value-type="float">
            <text:p>10.147672</text:p>
          </table:table-cell>
          <table:table-cell office:value-type="float" office:value="10.270214" calcext:value-type="float">
            <text:p>10.270214</text:p>
          </table:table-cell>
          <table:table-cell table:formula="of:=AVERAGE([.B13:.U13])" office:value-type="float" office:value="10.1708774" calcext:value-type="float">
            <text:p>10.1708774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.224039" calcext:value-type="float">
            <text:p>9.224039</text:p>
          </table:table-cell>
          <table:table-cell office:value-type="float" office:value="10.442183" calcext:value-type="float">
            <text:p>10.442183</text:p>
          </table:table-cell>
          <table:table-cell office:value-type="float" office:value="11.921049" calcext:value-type="float">
            <text:p>11.921049</text:p>
          </table:table-cell>
          <table:table-cell office:value-type="float" office:value="10.54744" calcext:value-type="float">
            <text:p>10.54744</text:p>
          </table:table-cell>
          <table:table-cell office:value-type="float" office:value="9.314649" calcext:value-type="float">
            <text:p>9.314649</text:p>
          </table:table-cell>
          <table:table-cell office:value-type="float" office:value="9.39381" calcext:value-type="float">
            <text:p>9.39381</text:p>
          </table:table-cell>
          <table:table-cell office:value-type="float" office:value="11.752836" calcext:value-type="float">
            <text:p>11.752836</text:p>
          </table:table-cell>
          <table:table-cell office:value-type="float" office:value="9.528864" calcext:value-type="float">
            <text:p>9.528864</text:p>
          </table:table-cell>
          <table:table-cell office:value-type="float" office:value="11.75941" calcext:value-type="float">
            <text:p>11.75941</text:p>
          </table:table-cell>
          <table:table-cell office:value-type="float" office:value="10.675769" calcext:value-type="float">
            <text:p>10.675769</text:p>
          </table:table-cell>
          <table:table-cell office:value-type="float" office:value="11.445377" calcext:value-type="float">
            <text:p>11.445377</text:p>
          </table:table-cell>
          <table:table-cell office:value-type="float" office:value="10.598736" calcext:value-type="float">
            <text:p>10.598736</text:p>
          </table:table-cell>
          <table:table-cell office:value-type="float" office:value="11.468698" calcext:value-type="float">
            <text:p>11.468698</text:p>
          </table:table-cell>
          <table:table-cell office:value-type="float" office:value="9.490053" calcext:value-type="float">
            <text:p>9.490053</text:p>
          </table:table-cell>
          <table:table-cell office:value-type="float" office:value="11.222482" calcext:value-type="float">
            <text:p>11.222482</text:p>
          </table:table-cell>
          <table:table-cell office:value-type="float" office:value="10.882602" calcext:value-type="float">
            <text:p>10.882602</text:p>
          </table:table-cell>
          <table:table-cell office:value-type="float" office:value="11.713631" calcext:value-type="float">
            <text:p>11.713631</text:p>
          </table:table-cell>
          <table:table-cell office:value-type="float" office:value="11.146487" calcext:value-type="float">
            <text:p>11.146487</text:p>
          </table:table-cell>
          <table:table-cell office:value-type="float" office:value="11.727321" calcext:value-type="float">
            <text:p>11.727321</text:p>
          </table:table-cell>
          <table:table-cell office:value-type="float" office:value="11.042323" calcext:value-type="float">
            <text:p>11.042323</text:p>
          </table:table-cell>
          <table:table-cell table:formula="of:=AVERAGE([.B14:.U14])" office:value-type="float" office:value="10.76488795" calcext:value-type="float">
            <text:p>10.76488795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0.198406" calcext:value-type="float">
            <text:p>10.198406</text:p>
          </table:table-cell>
          <table:table-cell office:value-type="float" office:value="9.840301" calcext:value-type="float">
            <text:p>9.840301</text:p>
          </table:table-cell>
          <table:table-cell office:value-type="float" office:value="8.896462" calcext:value-type="float">
            <text:p>8.896462</text:p>
          </table:table-cell>
          <table:table-cell office:value-type="float" office:value="9.796262" calcext:value-type="float">
            <text:p>9.796262</text:p>
          </table:table-cell>
          <table:table-cell office:value-type="float" office:value="10.436535" calcext:value-type="float">
            <text:p>10.436535</text:p>
          </table:table-cell>
          <table:table-cell office:value-type="float" office:value="10.569149" calcext:value-type="float">
            <text:p>10.569149</text:p>
          </table:table-cell>
          <table:table-cell office:value-type="float" office:value="8.925397" calcext:value-type="float">
            <text:p>8.925397</text:p>
          </table:table-cell>
          <table:table-cell office:value-type="float" office:value="10.229211" calcext:value-type="float">
            <text:p>10.229211</text:p>
          </table:table-cell>
          <table:table-cell office:value-type="float" office:value="9.174357" calcext:value-type="float">
            <text:p>9.174357</text:p>
          </table:table-cell>
          <table:table-cell office:value-type="float" office:value="9.932148" calcext:value-type="float">
            <text:p>9.932148</text:p>
          </table:table-cell>
          <table:table-cell office:value-type="float" office:value="9.510998" calcext:value-type="float">
            <text:p>9.510998</text:p>
          </table:table-cell>
          <table:table-cell office:value-type="float" office:value="9.951835" calcext:value-type="float">
            <text:p>9.951835</text:p>
          </table:table-cell>
          <table:table-cell office:value-type="float" office:value="8.982037" calcext:value-type="float">
            <text:p>8.982037</text:p>
          </table:table-cell>
          <table:table-cell office:value-type="float" office:value="10.022934" calcext:value-type="float">
            <text:p>10.022934</text:p>
          </table:table-cell>
          <table:table-cell office:value-type="float" office:value="9.258682" calcext:value-type="float">
            <text:p>9.258682</text:p>
          </table:table-cell>
          <table:table-cell office:value-type="float" office:value="9.835326" calcext:value-type="float">
            <text:p>9.835326</text:p>
          </table:table-cell>
          <table:table-cell office:value-type="float" office:value="9.450276" calcext:value-type="float">
            <text:p>9.450276</text:p>
          </table:table-cell>
          <table:table-cell office:value-type="float" office:value="9.589094" calcext:value-type="float">
            <text:p>9.589094</text:p>
          </table:table-cell>
          <table:table-cell office:value-type="float" office:value="8.961807" calcext:value-type="float">
            <text:p>8.961807</text:p>
          </table:table-cell>
          <table:table-cell office:value-type="float" office:value="9.612257" calcext:value-type="float">
            <text:p>9.612257</text:p>
          </table:table-cell>
          <table:table-cell table:formula="of:=AVERAGE([.B15:.U15])" office:value-type="float" office:value="9.6586737" calcext:value-type="float">
            <text:p>9.6586737</text:p>
          </table:table-cell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1" office:value-type="string" calcext:value-type="string" table:number-columns-spanned="21" table:number-rows-spanned="1">
            <text:p>Package Drops</text:p>
          </table:table-cell>
          <table:covered-table-cell table:number-columns-repeated="20" table:style-name="ce2"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Time/user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Average (%)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percentage" office:value="0" calcext:value-type="percentage">
            <text:p>0.0000%</text:p>
          </table:table-cell>
          <table:table-cell table:number-columns-repeated="20"/>
          <table:table-cell table:style-name="ce4" table:formula="of:=AVERAGE([.B20:.V20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table:style-name="ce3" office:value-type="percentage" office:value="0" calcext:value-type="percentage">
            <text:p>0.0000%</text:p>
          </table:table-cell>
          <table:table-cell table:number-columns-repeated="19"/>
          <table:table-cell table:style-name="ce4" table:formula="of:=AVERAGE([.B21:.V21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5" table:style-name="ce3" office:value-type="percentage" office:value="0" calcext:value-type="percentage">
            <text:p>0.0000%</text:p>
          </table:table-cell>
          <table:table-cell table:number-columns-repeated="16"/>
          <table:table-cell table:style-name="ce4" table:formula="of:=AVERAGE([.B22:.V22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percentage" office:value="0.00000769" calcext:value-type="percentage">
            <text:p>0.0008%</text:p>
          </table:table-cell>
          <table:table-cell table:style-name="ce3" office:value-type="percentage" office:value="0.00001538" calcext:value-type="percentage">
            <text:p>0.0015%</text:p>
          </table:table-cell>
          <table:table-cell table:style-name="ce3" office:value-type="percentage" office:value="0" calcext:value-type="percentage">
            <text:p>0.0000%</text:p>
          </table:table-cell>
          <table:table-cell table:style-name="ce3" office:value-type="percentage" office:value="0.00000769" calcext:value-type="percentage">
            <text:p>0.0008%</text:p>
          </table:table-cell>
          <table:table-cell table:style-name="ce3" office:value-type="percentage" office:value="0.00001538" calcext:value-type="percentage">
            <text:p>0.0015%</text:p>
          </table:table-cell>
          <table:table-cell table:style-name="ce3" office:value-type="percentage" office:value="0.00002308" calcext:value-type="percentage">
            <text:p>0.0023%</text:p>
          </table:table-cell>
          <table:table-cell table:number-columns-repeated="15"/>
          <table:table-cell table:style-name="ce4" table:formula="of:=AVERAGE([.B23:.V23])" office:value-type="percentage" office:value="0.0000115366666666667" calcext:value-type="percentage">
            <text:p>0.00%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percentage" office:value="0.00000385" calcext:value-type="percentage">
            <text:p>0.0004%</text:p>
          </table:table-cell>
          <table:table-cell table:style-name="ce3" office:value-type="percentage" office:value="0" calcext:value-type="percentage">
            <text:p>0.0000%</text:p>
          </table:table-cell>
          <table:table-cell table:style-name="ce3" office:value-type="percentage" office:value="0.00002308" calcext:value-type="percentage">
            <text:p>0.0023%</text:p>
          </table:table-cell>
          <table:table-cell table:style-name="ce3" office:value-type="percentage" office:value="0.00000769" calcext:value-type="percentage">
            <text:p>0.0008%</text:p>
          </table:table-cell>
          <table:table-cell table:style-name="ce3" office:value-type="percentage" office:value="0" calcext:value-type="percentage">
            <text:p>0.0000%</text:p>
          </table:table-cell>
          <table:table-cell table:style-name="ce3" office:value-type="percentage" office:value="0.00000385" calcext:value-type="percentage">
            <text:p>0.0004%</text:p>
          </table:table-cell>
          <table:table-cell table:style-name="ce3" office:value-type="percentage" office:value="0.00001154" calcext:value-type="percentage">
            <text:p>0.0012%</text:p>
          </table:table-cell>
          <table:table-cell table:style-name="ce3" office:value-type="percentage" office:value="0.00000385" calcext:value-type="percentage">
            <text:p>0.0004%</text:p>
          </table:table-cell>
          <table:table-cell table:number-columns-repeated="13"/>
          <table:table-cell table:style-name="ce4" table:formula="of:=AVERAGE([.B24:.V24])" office:value-type="percentage" office:value="0.0000067325" calcext:value-type="percentage">
            <text:p>0.00%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percentage" office:value="0.00729231" calcext:value-type="percentage">
            <text:p>0.7292%</text:p>
          </table:table-cell>
          <table:table-cell table:style-name="ce3" office:value-type="percentage" office:value="0.00049615" calcext:value-type="percentage">
            <text:p>0.0496%</text:p>
          </table:table-cell>
          <table:table-cell table:style-name="ce3" office:value-type="percentage" office:value="0" calcext:value-type="percentage">
            <text:p>0.0000%</text:p>
          </table:table-cell>
          <table:table-cell table:style-name="ce3" office:value-type="percentage" office:value="0.00343846" calcext:value-type="percentage">
            <text:p>0.3438%</text:p>
          </table:table-cell>
          <table:table-cell table:style-name="ce3" office:value-type="percentage" office:value="0.00999615" calcext:value-type="percentage">
            <text:p>0.9996%</text:p>
          </table:table-cell>
          <table:table-cell table:style-name="ce3" office:value-type="percentage" office:value="0.00359615" calcext:value-type="percentage">
            <text:p>0.3596%</text:p>
          </table:table-cell>
          <table:table-cell table:style-name="ce3" office:value-type="percentage" office:value="0" calcext:value-type="percentage">
            <text:p>0.0000%</text:p>
          </table:table-cell>
          <table:table-cell table:style-name="ce3" office:value-type="percentage" office:value="0.00396154" calcext:value-type="percentage">
            <text:p>0.3962%</text:p>
          </table:table-cell>
          <table:table-cell table:style-name="ce3" office:value-type="percentage" office:value="0.00000769" calcext:value-type="percentage">
            <text:p>0.0008%</text:p>
          </table:table-cell>
          <table:table-cell table:style-name="ce3" office:value-type="percentage" office:value="0.00349231" calcext:value-type="percentage">
            <text:p>0.3492%</text:p>
          </table:table-cell>
          <table:table-cell table:number-columns-repeated="11"/>
          <table:table-cell table:style-name="ce4" table:formula="of:=AVERAGE([.B25:.V25])" office:value-type="percentage" office:value="0.003228076" calcext:value-type="percentage">
            <text:p>0.32%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percentage" office:value="0.02705" calcext:value-type="percentage">
            <text:p>2.7050%</text:p>
          </table:table-cell>
          <table:table-cell table:style-name="ce3" office:value-type="percentage" office:value="0.02105385" calcext:value-type="percentage">
            <text:p>2.1054%</text:p>
          </table:table-cell>
          <table:table-cell table:style-name="ce3" office:value-type="percentage" office:value="0.00651923" calcext:value-type="percentage">
            <text:p>0.6519%</text:p>
          </table:table-cell>
          <table:table-cell table:style-name="ce3" office:value-type="percentage" office:value="0.02311923" calcext:value-type="percentage">
            <text:p>2.3119%</text:p>
          </table:table-cell>
          <table:table-cell table:style-name="ce3" office:value-type="percentage" office:value="0.03073077" calcext:value-type="percentage">
            <text:p>3.0731%</text:p>
          </table:table-cell>
          <table:table-cell table:style-name="ce3" office:value-type="percentage" office:value="0.02561154" calcext:value-type="percentage">
            <text:p>2.5612%</text:p>
          </table:table-cell>
          <table:table-cell table:style-name="ce3" office:value-type="percentage" office:value="0.01015769" calcext:value-type="percentage">
            <text:p>1.0158%</text:p>
          </table:table-cell>
          <table:table-cell table:style-name="ce3" office:value-type="percentage" office:value="0.02557308" calcext:value-type="percentage">
            <text:p>2.5573%</text:p>
          </table:table-cell>
          <table:table-cell table:style-name="ce3" office:value-type="percentage" office:value="0.00998077" calcext:value-type="percentage">
            <text:p>0.9981%</text:p>
          </table:table-cell>
          <table:table-cell table:style-name="ce3" office:value-type="percentage" office:value="0.02465" calcext:value-type="percentage">
            <text:p>2.4650%</text:p>
          </table:table-cell>
          <table:table-cell table:style-name="ce3" office:value-type="percentage" office:value="0.01018077" calcext:value-type="percentage">
            <text:p>1.0181%</text:p>
          </table:table-cell>
          <table:table-cell table:style-name="ce3" office:value-type="percentage" office:value="0.02708077" calcext:value-type="percentage">
            <text:p>2.7081%</text:p>
          </table:table-cell>
          <table:table-cell table:number-columns-repeated="9"/>
          <table:table-cell table:style-name="ce4" table:formula="of:=AVERAGE([.B26:.V26])" office:value-type="percentage" office:value="0.0201423083333333" calcext:value-type="percentage">
            <text:p>2.01%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percentage" office:value="0.07940769" calcext:value-type="percentage">
            <text:p>7.9408%</text:p>
          </table:table-cell>
          <table:table-cell table:style-name="ce3" office:value-type="percentage" office:value="0.04542308" calcext:value-type="percentage">
            <text:p>4.5423%</text:p>
          </table:table-cell>
          <table:table-cell table:style-name="ce3" office:value-type="percentage" office:value="0.0272" calcext:value-type="percentage">
            <text:p>2.7200%</text:p>
          </table:table-cell>
          <table:table-cell table:style-name="ce3" office:value-type="percentage" office:value="0.05385385" calcext:value-type="percentage">
            <text:p>5.3854%</text:p>
          </table:table-cell>
          <table:table-cell table:style-name="ce3" office:value-type="percentage" office:value="0.08641538" calcext:value-type="percentage">
            <text:p>8.6415%</text:p>
          </table:table-cell>
          <table:table-cell table:style-name="ce3" office:value-type="percentage" office:value="0.05689231" calcext:value-type="percentage">
            <text:p>5.6892%</text:p>
          </table:table-cell>
          <table:table-cell table:style-name="ce3" office:value-type="percentage" office:value="0.02794231" calcext:value-type="percentage">
            <text:p>2.7942%</text:p>
          </table:table-cell>
          <table:table-cell table:style-name="ce3" office:value-type="percentage" office:value="0.05698846" calcext:value-type="percentage">
            <text:p>5.6988%</text:p>
          </table:table-cell>
          <table:table-cell table:style-name="ce3" office:value-type="percentage" office:value="0.02525385" calcext:value-type="percentage">
            <text:p>2.5254%</text:p>
          </table:table-cell>
          <table:table-cell table:style-name="ce3" office:value-type="percentage" office:value="0.05889615" calcext:value-type="percentage">
            <text:p>5.8896%</text:p>
          </table:table-cell>
          <table:table-cell table:style-name="ce3" office:value-type="percentage" office:value="0.02683846" calcext:value-type="percentage">
            <text:p>2.6838%</text:p>
          </table:table-cell>
          <table:table-cell table:style-name="ce3" office:value-type="percentage" office:value="0.05661538" calcext:value-type="percentage">
            <text:p>5.6615%</text:p>
          </table:table-cell>
          <table:table-cell table:style-name="ce3" office:value-type="percentage" office:value="0.02692692" calcext:value-type="percentage">
            <text:p>2.6927%</text:p>
          </table:table-cell>
          <table:table-cell table:style-name="ce3" office:value-type="percentage" office:value="0.05756538" calcext:value-type="percentage">
            <text:p>5.7565%</text:p>
          </table:table-cell>
          <table:table-cell table:number-columns-repeated="7"/>
          <table:table-cell table:style-name="ce4" table:formula="of:=AVERAGE([.B27:.V27])" office:value-type="percentage" office:value="0.0490156585714286" calcext:value-type="percentage">
            <text:p>4.90%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percentage" office:value="0.13856538" calcext:value-type="percentage">
            <text:p>13.8565%</text:p>
          </table:table-cell>
          <table:table-cell table:style-name="ce3" office:value-type="percentage" office:value="0.10898462" calcext:value-type="percentage">
            <text:p>10.8985%</text:p>
          </table:table-cell>
          <table:table-cell table:style-name="ce3" office:value-type="percentage" office:value="0.06981154" calcext:value-type="percentage">
            <text:p>6.9812%</text:p>
          </table:table-cell>
          <table:table-cell table:style-name="ce3" office:value-type="percentage" office:value="0.13086154" calcext:value-type="percentage">
            <text:p>13.0862%</text:p>
          </table:table-cell>
          <table:table-cell table:style-name="ce3" office:value-type="percentage" office:value="0.15337692" calcext:value-type="percentage">
            <text:p>15.3377%</text:p>
          </table:table-cell>
          <table:table-cell table:style-name="ce3" office:value-type="percentage" office:value="0.12717308" calcext:value-type="percentage">
            <text:p>12.7173%</text:p>
          </table:table-cell>
          <table:table-cell table:style-name="ce3" office:value-type="percentage" office:value="0.08658462" calcext:value-type="percentage">
            <text:p>8.6585%</text:p>
          </table:table-cell>
          <table:table-cell table:style-name="ce3" office:value-type="percentage" office:value="0.12875769" calcext:value-type="percentage">
            <text:p>12.8758%</text:p>
          </table:table-cell>
          <table:table-cell table:style-name="ce3" office:value-type="percentage" office:value="0.08076538" calcext:value-type="percentage">
            <text:p>8.0765%</text:p>
          </table:table-cell>
          <table:table-cell table:style-name="ce3" office:value-type="percentage" office:value="0.13076923" calcext:value-type="percentage">
            <text:p>13.0769%</text:p>
          </table:table-cell>
          <table:table-cell table:style-name="ce3" office:value-type="percentage" office:value="0.08093462" calcext:value-type="percentage">
            <text:p>8.0935%</text:p>
          </table:table-cell>
          <table:table-cell table:style-name="ce3" office:value-type="percentage" office:value="0.13250769" calcext:value-type="percentage">
            <text:p>13.2508%</text:p>
          </table:table-cell>
          <table:table-cell table:style-name="ce3" office:value-type="percentage" office:value="0.08483077" calcext:value-type="percentage">
            <text:p>8.4831%</text:p>
          </table:table-cell>
          <table:table-cell table:style-name="ce3" office:value-type="percentage" office:value="0.12780385" calcext:value-type="percentage">
            <text:p>12.7804%</text:p>
          </table:table-cell>
          <table:table-cell table:style-name="ce3" office:value-type="percentage" office:value="0.08568846" calcext:value-type="percentage">
            <text:p>8.5688%</text:p>
          </table:table-cell>
          <table:table-cell table:style-name="ce3" office:value-type="percentage" office:value="0.12644615" calcext:value-type="percentage">
            <text:p>12.6446%</text:p>
          </table:table-cell>
          <table:table-cell table:number-columns-repeated="5"/>
          <table:table-cell table:style-name="ce4" table:formula="of:=AVERAGE([.B28:.V28])" office:value-type="percentage" office:value="0.11211634625" calcext:value-type="percentage">
            <text:p>11.21%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percentage" office:value="0.16814615" calcext:value-type="percentage">
            <text:p>16.8146%</text:p>
          </table:table-cell>
          <table:table-cell table:style-name="ce3" office:value-type="percentage" office:value="0.15659615" calcext:value-type="percentage">
            <text:p>15.6596%</text:p>
          </table:table-cell>
          <table:table-cell table:style-name="ce3" office:value-type="percentage" office:value="0.13006538" calcext:value-type="percentage">
            <text:p>13.0065%</text:p>
          </table:table-cell>
          <table:table-cell table:style-name="ce3" office:value-type="percentage" office:value="0.17032308" calcext:value-type="percentage">
            <text:p>17.0323%</text:p>
          </table:table-cell>
          <table:table-cell table:style-name="ce3" office:value-type="percentage" office:value="0.16898846" calcext:value-type="percentage">
            <text:p>16.8988%</text:p>
          </table:table-cell>
          <table:table-cell table:style-name="ce3" office:value-type="percentage" office:value="0.15319231" calcext:value-type="percentage">
            <text:p>15.3192%</text:p>
          </table:table-cell>
          <table:table-cell table:style-name="ce3" office:value-type="percentage" office:value="0.16134615" calcext:value-type="percentage">
            <text:p>16.1346%</text:p>
          </table:table-cell>
          <table:table-cell table:style-name="ce3" office:value-type="percentage" office:value="0.15" calcext:value-type="percentage">
            <text:p>15.0000%</text:p>
          </table:table-cell>
          <table:table-cell table:style-name="ce3" office:value-type="percentage" office:value="0.14106538" calcext:value-type="percentage">
            <text:p>14.1065%</text:p>
          </table:table-cell>
          <table:table-cell table:style-name="ce3" office:value-type="percentage" office:value="0.17098077" calcext:value-type="percentage">
            <text:p>17.0981%</text:p>
          </table:table-cell>
          <table:table-cell table:style-name="ce3" office:value-type="percentage" office:value="0.14480769" calcext:value-type="percentage">
            <text:p>14.4808%</text:p>
          </table:table-cell>
          <table:table-cell table:style-name="ce3" office:value-type="percentage" office:value="0.1745" calcext:value-type="percentage">
            <text:p>17.4500%</text:p>
          </table:table-cell>
          <table:table-cell table:style-name="ce3" office:value-type="percentage" office:value="0.14621154" calcext:value-type="percentage">
            <text:p>14.6212%</text:p>
          </table:table-cell>
          <table:table-cell table:style-name="ce3" office:value-type="percentage" office:value="0.17595385" calcext:value-type="percentage">
            <text:p>17.5954%</text:p>
          </table:table-cell>
          <table:table-cell table:style-name="ce3" office:value-type="percentage" office:value="0.15277308" calcext:value-type="percentage">
            <text:p>15.2773%</text:p>
          </table:table-cell>
          <table:table-cell table:style-name="ce3" office:value-type="percentage" office:value="0.16523846" calcext:value-type="percentage">
            <text:p>16.5238%</text:p>
          </table:table-cell>
          <table:table-cell table:style-name="ce3" office:value-type="percentage" office:value="0.16273846" calcext:value-type="percentage">
            <text:p>16.2738%</text:p>
          </table:table-cell>
          <table:table-cell table:style-name="ce3" office:value-type="percentage" office:value="0.15886923" calcext:value-type="percentage">
            <text:p>15.8869%</text:p>
          </table:table-cell>
          <table:table-cell table:number-columns-repeated="3"/>
          <table:table-cell table:style-name="ce4" table:formula="of:=AVERAGE([.B29:.V29])" office:value-type="percentage" office:value="0.158433118888889" calcext:value-type="percentage">
            <text:p>15.84%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percentage" office:value="0.18611923" calcext:value-type="percentage">
            <text:p>18.6119%</text:p>
          </table:table-cell>
          <table:table-cell table:style-name="ce3" office:value-type="percentage" office:value="0.15439231" calcext:value-type="percentage">
            <text:p>15.4392%</text:p>
          </table:table-cell>
          <table:table-cell table:style-name="ce3" office:value-type="percentage" office:value="0.16189615" calcext:value-type="percentage">
            <text:p>16.1896%</text:p>
          </table:table-cell>
          <table:table-cell table:style-name="ce3" office:value-type="percentage" office:value="0.15176923" calcext:value-type="percentage">
            <text:p>15.1769%</text:p>
          </table:table-cell>
          <table:table-cell table:style-name="ce3" office:value-type="percentage" office:value="0.17453462" calcext:value-type="percentage">
            <text:p>17.4535%</text:p>
          </table:table-cell>
          <table:table-cell table:style-name="ce3" office:value-type="percentage" office:value="0.16801154" calcext:value-type="percentage">
            <text:p>16.8012%</text:p>
          </table:table-cell>
          <table:table-cell table:style-name="ce3" office:value-type="percentage" office:value="0.16444615" calcext:value-type="percentage">
            <text:p>16.4446%</text:p>
          </table:table-cell>
          <table:table-cell table:style-name="ce3" office:value-type="percentage" office:value="0.14445" calcext:value-type="percentage">
            <text:p>14.4450%</text:p>
          </table:table-cell>
          <table:table-cell table:style-name="ce3" office:value-type="percentage" office:value="0.13586923" calcext:value-type="percentage">
            <text:p>13.5869%</text:p>
          </table:table-cell>
          <table:table-cell table:style-name="ce3" office:value-type="percentage" office:value="0.14368846" calcext:value-type="percentage">
            <text:p>14.3688%</text:p>
          </table:table-cell>
          <table:table-cell table:style-name="ce3" office:value-type="percentage" office:value="0.13922692" calcext:value-type="percentage">
            <text:p>13.9227%</text:p>
          </table:table-cell>
          <table:table-cell table:style-name="ce3" office:value-type="percentage" office:value="0.15044231" calcext:value-type="percentage">
            <text:p>15.0442%</text:p>
          </table:table-cell>
          <table:table-cell table:style-name="ce3" office:value-type="percentage" office:value="0.1422" calcext:value-type="percentage">
            <text:p>14.2200%</text:p>
          </table:table-cell>
          <table:table-cell table:style-name="ce3" office:value-type="percentage" office:value="0.15126538" calcext:value-type="percentage">
            <text:p>15.1265%</text:p>
          </table:table-cell>
          <table:table-cell table:style-name="ce3" office:value-type="percentage" office:value="0.14296538" calcext:value-type="percentage">
            <text:p>14.2965%</text:p>
          </table:table-cell>
          <table:table-cell table:style-name="ce3" office:value-type="percentage" office:value="0.15476923" calcext:value-type="percentage">
            <text:p>15.4769%</text:p>
          </table:table-cell>
          <table:table-cell table:style-name="ce3" office:value-type="percentage" office:value="0.16117308" calcext:value-type="percentage">
            <text:p>16.1173%</text:p>
          </table:table-cell>
          <table:table-cell table:style-name="ce3" office:value-type="percentage" office:value="0.15501154" calcext:value-type="percentage">
            <text:p>15.5012%</text:p>
          </table:table-cell>
          <table:table-cell table:style-name="ce3" office:value-type="percentage" office:value="0.15701923" calcext:value-type="percentage">
            <text:p>15.7019%</text:p>
          </table:table-cell>
          <table:table-cell table:style-name="ce3" office:value-type="percentage" office:value="0.15591154" calcext:value-type="percentage">
            <text:p>15.5912%</text:p>
          </table:table-cell>
          <table:table-cell table:style-name="ce3" office:value-type="percentage" office:value="0.17124231" calcext:value-type="percentage">
            <text:p>17.1242%</text:p>
          </table:table-cell>
          <table:table-cell table:style-name="ce4" table:formula="of:=AVERAGE([.B30:.V30])" office:value-type="percentage" office:value="0.15554304" calcext:value-type="percentage">
            <text:p>15.55%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percentage" office:value="0.13488462" calcext:value-type="percentage">
            <text:p>13.4885%</text:p>
          </table:table-cell>
          <table:table-cell table:style-name="ce3" office:value-type="percentage" office:value="0.16454615" calcext:value-type="percentage">
            <text:p>16.4546%</text:p>
          </table:table-cell>
          <table:table-cell table:style-name="ce3" office:value-type="percentage" office:value="0.18669615" calcext:value-type="percentage">
            <text:p>18.6696%</text:p>
          </table:table-cell>
          <table:table-cell table:style-name="ce3" office:value-type="percentage" office:value="0.16570385" calcext:value-type="percentage">
            <text:p>16.5704%</text:p>
          </table:table-cell>
          <table:table-cell table:style-name="ce3" office:value-type="percentage" office:value="0.13721923" calcext:value-type="percentage">
            <text:p>13.7219%</text:p>
          </table:table-cell>
          <table:table-cell table:style-name="ce3" office:value-type="percentage" office:value="0.13589615" calcext:value-type="percentage">
            <text:p>13.5896%</text:p>
          </table:table-cell>
          <table:table-cell table:style-name="ce3" office:value-type="percentage" office:value="0.18993462" calcext:value-type="percentage">
            <text:p>18.9935%</text:p>
          </table:table-cell>
          <table:table-cell table:style-name="ce3" office:value-type="percentage" office:value="0.13339615" calcext:value-type="percentage">
            <text:p>13.3396%</text:p>
          </table:table-cell>
          <table:table-cell table:style-name="ce3" office:value-type="percentage" office:value="0.18797308" calcext:value-type="percentage">
            <text:p>18.7973%</text:p>
          </table:table-cell>
          <table:table-cell table:style-name="ce3" office:value-type="percentage" office:value="0.16236154" calcext:value-type="percentage">
            <text:p>16.2362%</text:p>
          </table:table-cell>
          <table:table-cell table:style-name="ce3" office:value-type="percentage" office:value="0.18700769" calcext:value-type="percentage">
            <text:p>18.7008%</text:p>
          </table:table-cell>
          <table:table-cell table:style-name="ce3" office:value-type="percentage" office:value="0.16268462" calcext:value-type="percentage">
            <text:p>16.2685%</text:p>
          </table:table-cell>
          <table:table-cell table:style-name="ce3" office:value-type="percentage" office:value="0.19131923" calcext:value-type="percentage">
            <text:p>19.1319%</text:p>
          </table:table-cell>
          <table:table-cell table:style-name="ce3" office:value-type="percentage" office:value="0.12745769" calcext:value-type="percentage">
            <text:p>12.7458%</text:p>
          </table:table-cell>
          <table:table-cell table:style-name="ce3" office:value-type="percentage" office:value="0.18767692" calcext:value-type="percentage">
            <text:p>18.7677%</text:p>
          </table:table-cell>
          <table:table-cell table:style-name="ce3" office:value-type="percentage" office:value="0.17705769" calcext:value-type="percentage">
            <text:p>17.7058%</text:p>
          </table:table-cell>
          <table:table-cell table:style-name="ce3" office:value-type="percentage" office:value="0.18741154" calcext:value-type="percentage">
            <text:p>18.7412%</text:p>
          </table:table-cell>
          <table:table-cell table:style-name="ce3" office:value-type="percentage" office:value="0.17963077" calcext:value-type="percentage">
            <text:p>17.9631%</text:p>
          </table:table-cell>
          <table:table-cell table:style-name="ce3" office:value-type="percentage" office:value="0.18584231" calcext:value-type="percentage">
            <text:p>18.5842%</text:p>
          </table:table-cell>
          <table:table-cell table:style-name="ce3" office:value-type="percentage" office:value="0.17766923" calcext:value-type="percentage">
            <text:p>17.7669%</text:p>
          </table:table-cell>
          <table:table-cell table:style-name="ce3" office:value-type="percentage" office:value="0.13441923" calcext:value-type="percentage">
            <text:p>13.4419%</text:p>
          </table:table-cell>
          <table:table-cell table:style-name="ce4" table:formula="of:=AVERAGE([.B31:.V31])" office:value-type="percentage" office:value="0.166513736190476" calcext:value-type="percentage">
            <text:p>16.65%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" office:value-type="percentage" office:value="0.14078846" calcext:value-type="percentage">
            <text:p>14.0788%</text:p>
          </table:table-cell>
          <table:table-cell table:style-name="ce3" office:value-type="percentage" office:value="0.13014231" calcext:value-type="percentage">
            <text:p>13.0142%</text:p>
          </table:table-cell>
          <table:table-cell table:style-name="ce3" office:value-type="percentage" office:value="0.11247692" calcext:value-type="percentage">
            <text:p>11.2477%</text:p>
          </table:table-cell>
          <table:table-cell table:style-name="ce3" office:value-type="percentage" office:value="0.14196154" calcext:value-type="percentage">
            <text:p>14.1962%</text:p>
          </table:table-cell>
          <table:table-cell table:style-name="ce3" office:value-type="percentage" office:value="0.14843462" calcext:value-type="percentage">
            <text:p>14.8435%</text:p>
          </table:table-cell>
          <table:table-cell table:style-name="ce3" office:value-type="percentage" office:value="0.14683077" calcext:value-type="percentage">
            <text:p>14.6831%</text:p>
          </table:table-cell>
          <table:table-cell table:style-name="ce3" office:value-type="percentage" office:value="0.11315769" calcext:value-type="percentage">
            <text:p>11.3158%</text:p>
          </table:table-cell>
          <table:table-cell table:style-name="ce3" office:value-type="percentage" office:value="0.14158846" calcext:value-type="percentage">
            <text:p>14.1588%</text:p>
          </table:table-cell>
          <table:table-cell table:style-name="ce3" office:value-type="percentage" office:value="0.12672692" calcext:value-type="percentage">
            <text:p>12.6727%</text:p>
          </table:table-cell>
          <table:table-cell table:style-name="ce3" office:value-type="percentage" office:value="0.13755" calcext:value-type="percentage">
            <text:p>13.7550%</text:p>
          </table:table-cell>
          <table:table-cell table:style-name="ce3" office:value-type="percentage" office:value="0.13094615" calcext:value-type="percentage">
            <text:p>13.0946%</text:p>
          </table:table-cell>
          <table:table-cell table:style-name="ce3" office:value-type="percentage" office:value="0.13438462" calcext:value-type="percentage">
            <text:p>13.4385%</text:p>
          </table:table-cell>
          <table:table-cell table:style-name="ce3" office:value-type="percentage" office:value="0.12147308" calcext:value-type="percentage">
            <text:p>12.1473%</text:p>
          </table:table-cell>
          <table:table-cell table:style-name="ce3" office:value-type="percentage" office:value="0.14504231" calcext:value-type="percentage">
            <text:p>14.5042%</text:p>
          </table:table-cell>
          <table:table-cell table:style-name="ce3" office:value-type="percentage" office:value="0.1282" calcext:value-type="percentage">
            <text:p>12.8200%</text:p>
          </table:table-cell>
          <table:table-cell table:style-name="ce3" office:value-type="percentage" office:value="0.13710385" calcext:value-type="percentage">
            <text:p>13.7104%</text:p>
          </table:table-cell>
          <table:table-cell table:style-name="ce3" office:value-type="percentage" office:value="0.12954231" calcext:value-type="percentage">
            <text:p>12.9542%</text:p>
          </table:table-cell>
          <table:table-cell table:style-name="ce3" office:value-type="percentage" office:value="0.12956923" calcext:value-type="percentage">
            <text:p>12.9569%</text:p>
          </table:table-cell>
          <table:table-cell table:style-name="ce3" office:value-type="percentage" office:value="0.12277692" calcext:value-type="percentage">
            <text:p>12.2777%</text:p>
          </table:table-cell>
          <table:table-cell table:style-name="ce3" office:value-type="percentage" office:value="0.14094615" calcext:value-type="percentage">
            <text:p>14.0946%</text:p>
          </table:table-cell>
          <table:table-cell table:style-name="ce3" office:value-type="percentage" office:value="0.14561538" calcext:value-type="percentage">
            <text:p>14.5615%</text:p>
          </table:table-cell>
          <table:table-cell table:style-name="ce4" table:formula="of:=AVERAGE([.B32:.V32])" office:value-type="percentage" office:value="0.13358369952381" calcext:value-type="percentage">
            <text:p>13.36%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4"/>
        </table:table-row>
        <table:table-row table:style-name="ro1">
          <table:table-cell table:style-name="ce1" office:value-type="string" calcext:value-type="string" table:number-columns-spanned="22" table:number-rows-spanned="1">
            <text:p>Jitter</text:p>
          </table:table-cell>
          <table:covered-table-cell table:number-columns-repeated="21" table:style-name="ce2"/>
          <table:table-cell table:number-columns-repeated="3"/>
        </table:table-row>
        <table:table-row table:style-name="ro3">
          <table:table-cell office:value-type="string" calcext:value-type="string">
            <text:p>Time/user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Averag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401408" calcext:value-type="float">
            <text:p>0.401408</text:p>
          </table:table-cell>
          <table:table-cell table:number-columns-repeated="20"/>
          <table:table-cell table:style-name="ce5" table:formula="of:=AVERAGE([.B36:.V36])" office:value-type="float" office:value="0.401408" calcext:value-type="float">
            <text:p>0.40140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514815" calcext:value-type="float">
            <text:p>0.514815</text:p>
          </table:table-cell>
          <table:table-cell office:value-type="float" office:value="0.466012" calcext:value-type="float">
            <text:p>0.466012</text:p>
          </table:table-cell>
          <table:table-cell table:number-columns-repeated="19"/>
          <table:table-cell table:style-name="ce5" table:formula="of:=AVERAGE([.B37:.V37])" office:value-type="float" office:value="0.4904135" calcext:value-type="float">
            <text:p>0.4904135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695004" calcext:value-type="float">
            <text:p>0.695004</text:p>
          </table:table-cell>
          <table:table-cell office:value-type="float" office:value="0.611535" calcext:value-type="float">
            <text:p>0.611535</text:p>
          </table:table-cell>
          <table:table-cell office:value-type="float" office:value="0.496165" calcext:value-type="float">
            <text:p>0.496165</text:p>
          </table:table-cell>
          <table:table-cell office:value-type="float" office:value="0.602481" calcext:value-type="float">
            <text:p>0.602481</text:p>
          </table:table-cell>
          <table:table-cell office:value-type="float" office:value="0.710727" calcext:value-type="float">
            <text:p>0.710727</text:p>
          </table:table-cell>
          <table:table-cell table:number-columns-repeated="16"/>
          <table:table-cell table:style-name="ce5" table:formula="of:=AVERAGE([.B38:.V38])" office:value-type="float" office:value="0.6231824" calcext:value-type="float">
            <text:p>0.6231824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834887" calcext:value-type="float">
            <text:p>0.834887</text:p>
          </table:table-cell>
          <table:table-cell office:value-type="float" office:value="0.720126" calcext:value-type="float">
            <text:p>0.720126</text:p>
          </table:table-cell>
          <table:table-cell office:value-type="float" office:value="0.718669" calcext:value-type="float">
            <text:p>0.718669</text:p>
          </table:table-cell>
          <table:table-cell office:value-type="float" office:value="0.793383" calcext:value-type="float">
            <text:p>0.793383</text:p>
          </table:table-cell>
          <table:table-cell office:value-type="float" office:value="0.898972" calcext:value-type="float">
            <text:p>0.898972</text:p>
          </table:table-cell>
          <table:table-cell office:value-type="float" office:value="0.78848" calcext:value-type="float">
            <text:p>0.78848</text:p>
          </table:table-cell>
          <table:table-cell table:number-columns-repeated="15"/>
          <table:table-cell table:style-name="ce5" table:formula="of:=AVERAGE([.B39:.V39])" office:value-type="float" office:value="0.7924195" calcext:value-type="float">
            <text:p>0.7924195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804868" calcext:value-type="float">
            <text:p>0.804868</text:p>
          </table:table-cell>
          <table:table-cell office:value-type="float" office:value="0.784165" calcext:value-type="float">
            <text:p>0.784165</text:p>
          </table:table-cell>
          <table:table-cell office:value-type="float" office:value="0.900986" calcext:value-type="float">
            <text:p>0.900986</text:p>
          </table:table-cell>
          <table:table-cell office:value-type="float" office:value="0.796652" calcext:value-type="float">
            <text:p>0.796652</text:p>
          </table:table-cell>
          <table:table-cell office:value-type="float" office:value="0.837012" calcext:value-type="float">
            <text:p>0.837012</text:p>
          </table:table-cell>
          <table:table-cell office:value-type="float" office:value="0.784968" calcext:value-type="float">
            <text:p>0.784968</text:p>
          </table:table-cell>
          <table:table-cell office:value-type="float" office:value="0.879437" calcext:value-type="float">
            <text:p>0.879437</text:p>
          </table:table-cell>
          <table:table-cell office:value-type="float" office:value="0.818072" calcext:value-type="float">
            <text:p>0.818072</text:p>
          </table:table-cell>
          <table:table-cell table:number-columns-repeated="13"/>
          <table:table-cell table:style-name="ce5" table:formula="of:=AVERAGE([.B40:.V40])" office:value-type="float" office:value="0.82577" calcext:value-type="float">
            <text:p>0.82577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.287082" calcext:value-type="float">
            <text:p>2.287082</text:p>
          </table:table-cell>
          <table:table-cell office:value-type="float" office:value="1.001555" calcext:value-type="float">
            <text:p>1.001555</text:p>
          </table:table-cell>
          <table:table-cell office:value-type="float" office:value="0.83635" calcext:value-type="float">
            <text:p>0.83635</text:p>
          </table:table-cell>
          <table:table-cell office:value-type="float" office:value="1.518375" calcext:value-type="float">
            <text:p>1.518375</text:p>
          </table:table-cell>
          <table:table-cell office:value-type="float" office:value="2.513075" calcext:value-type="float">
            <text:p>2.513075</text:p>
          </table:table-cell>
          <table:table-cell office:value-type="float" office:value="1.607859" calcext:value-type="float">
            <text:p>1.607859</text:p>
          </table:table-cell>
          <table:table-cell office:value-type="float" office:value="0.835615" calcext:value-type="float">
            <text:p>0.835615</text:p>
          </table:table-cell>
          <table:table-cell office:value-type="float" office:value="1.605186" calcext:value-type="float">
            <text:p>1.605186</text:p>
          </table:table-cell>
          <table:table-cell office:value-type="float" office:value="0.832414" calcext:value-type="float">
            <text:p>0.832414</text:p>
          </table:table-cell>
          <table:table-cell office:value-type="float" office:value="1.637094" calcext:value-type="float">
            <text:p>1.637094</text:p>
          </table:table-cell>
          <table:table-cell table:number-columns-repeated="11"/>
          <table:table-cell table:style-name="ce5" table:formula="of:=AVERAGE([.B41:.V41])" office:value-type="float" office:value="1.4674605" calcext:value-type="float">
            <text:p>1.4674605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085225" calcext:value-type="float">
            <text:p>4.085225</text:p>
          </table:table-cell>
          <table:table-cell office:value-type="float" office:value="3.824269" calcext:value-type="float">
            <text:p>3.824269</text:p>
          </table:table-cell>
          <table:table-cell office:value-type="float" office:value="2.15191" calcext:value-type="float">
            <text:p>2.15191</text:p>
          </table:table-cell>
          <table:table-cell office:value-type="float" office:value="4.098898" calcext:value-type="float">
            <text:p>4.098898</text:p>
          </table:table-cell>
          <table:table-cell office:value-type="float" office:value="4.219285" calcext:value-type="float">
            <text:p>4.219285</text:p>
          </table:table-cell>
          <table:table-cell office:value-type="float" office:value="4.073774" calcext:value-type="float">
            <text:p>4.073774</text:p>
          </table:table-cell>
          <table:table-cell office:value-type="float" office:value="2.786691" calcext:value-type="float">
            <text:p>2.786691</text:p>
          </table:table-cell>
          <table:table-cell office:value-type="float" office:value="4.1558" calcext:value-type="float">
            <text:p>4.1558</text:p>
          </table:table-cell>
          <table:table-cell office:value-type="float" office:value="2.948362" calcext:value-type="float">
            <text:p>2.948362</text:p>
          </table:table-cell>
          <table:table-cell office:value-type="float" office:value="4.06988" calcext:value-type="float">
            <text:p>4.06988</text:p>
          </table:table-cell>
          <table:table-cell office:value-type="float" office:value="2.924749" calcext:value-type="float">
            <text:p>2.924749</text:p>
          </table:table-cell>
          <table:table-cell office:value-type="float" office:value="4.182935" calcext:value-type="float">
            <text:p>4.182935</text:p>
          </table:table-cell>
          <table:table-cell table:number-columns-repeated="9"/>
          <table:table-cell table:style-name="ce5" table:formula="of:=AVERAGE([.B42:.V42])" office:value-type="float" office:value="3.62681483333333" calcext:value-type="float">
            <text:p>3.6268148333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.108847" calcext:value-type="float">
            <text:p>5.108847</text:p>
          </table:table-cell>
          <table:table-cell office:value-type="float" office:value="4.849474" calcext:value-type="float">
            <text:p>4.849474</text:p>
          </table:table-cell>
          <table:table-cell office:value-type="float" office:value="4.054664" calcext:value-type="float">
            <text:p>4.054664</text:p>
          </table:table-cell>
          <table:table-cell office:value-type="float" office:value="5.241791" calcext:value-type="float">
            <text:p>5.241791</text:p>
          </table:table-cell>
          <table:table-cell office:value-type="float" office:value="5.333458" calcext:value-type="float">
            <text:p>5.333458</text:p>
          </table:table-cell>
          <table:table-cell office:value-type="float" office:value="5.3679" calcext:value-type="float">
            <text:p>5.3679</text:p>
          </table:table-cell>
          <table:table-cell office:value-type="float" office:value="4.107801" calcext:value-type="float">
            <text:p>4.107801</text:p>
          </table:table-cell>
          <table:table-cell office:value-type="float" office:value="5.191885" calcext:value-type="float">
            <text:p>5.191885</text:p>
          </table:table-cell>
          <table:table-cell office:value-type="float" office:value="4.059511" calcext:value-type="float">
            <text:p>4.059511</text:p>
          </table:table-cell>
          <table:table-cell office:value-type="float" office:value="5.240278" calcext:value-type="float">
            <text:p>5.240278</text:p>
          </table:table-cell>
          <table:table-cell office:value-type="float" office:value="4.068306" calcext:value-type="float">
            <text:p>4.068306</text:p>
          </table:table-cell>
          <table:table-cell office:value-type="float" office:value="5.200709" calcext:value-type="float">
            <text:p>5.200709</text:p>
          </table:table-cell>
          <table:table-cell office:value-type="float" office:value="4.160811" calcext:value-type="float">
            <text:p>4.160811</text:p>
          </table:table-cell>
          <table:table-cell office:value-type="float" office:value="5.331098" calcext:value-type="float">
            <text:p>5.331098</text:p>
          </table:table-cell>
          <table:table-cell table:number-columns-repeated="7"/>
          <table:table-cell table:style-name="ce5" table:formula="of:=AVERAGE([.B43:.V43])" office:value-type="float" office:value="4.80832378571429" calcext:value-type="float">
            <text:p>4.8083237857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.699718" calcext:value-type="float">
            <text:p>6.699718</text:p>
          </table:table-cell>
          <table:table-cell office:value-type="float" office:value="5.885584" calcext:value-type="float">
            <text:p>5.885584</text:p>
          </table:table-cell>
          <table:table-cell office:value-type="float" office:value="5.067207" calcext:value-type="float">
            <text:p>5.067207</text:p>
          </table:table-cell>
          <table:table-cell office:value-type="float" office:value="6.301775" calcext:value-type="float">
            <text:p>6.301775</text:p>
          </table:table-cell>
          <table:table-cell office:value-type="float" office:value="7.064964" calcext:value-type="float">
            <text:p>7.064964</text:p>
          </table:table-cell>
          <table:table-cell office:value-type="float" office:value="6.549021" calcext:value-type="float">
            <text:p>6.549021</text:p>
          </table:table-cell>
          <table:table-cell office:value-type="float" office:value="5.436557" calcext:value-type="float">
            <text:p>5.436557</text:p>
          </table:table-cell>
          <table:table-cell office:value-type="float" office:value="6.423189" calcext:value-type="float">
            <text:p>6.423189</text:p>
          </table:table-cell>
          <table:table-cell office:value-type="float" office:value="5.13182" calcext:value-type="float">
            <text:p>5.13182</text:p>
          </table:table-cell>
          <table:table-cell office:value-type="float" office:value="6.545916" calcext:value-type="float">
            <text:p>6.545916</text:p>
          </table:table-cell>
          <table:table-cell office:value-type="float" office:value="5.328775" calcext:value-type="float">
            <text:p>5.328775</text:p>
          </table:table-cell>
          <table:table-cell office:value-type="float" office:value="6.571834" calcext:value-type="float">
            <text:p>6.571834</text:p>
          </table:table-cell>
          <table:table-cell office:value-type="float" office:value="5.384796" calcext:value-type="float">
            <text:p>5.384796</text:p>
          </table:table-cell>
          <table:table-cell office:value-type="float" office:value="6.422378" calcext:value-type="float">
            <text:p>6.422378</text:p>
          </table:table-cell>
          <table:table-cell office:value-type="float" office:value="5.366282" calcext:value-type="float">
            <text:p>5.366282</text:p>
          </table:table-cell>
          <table:table-cell office:value-type="float" office:value="6.309479" calcext:value-type="float">
            <text:p>6.309479</text:p>
          </table:table-cell>
          <table:table-cell table:number-columns-repeated="5"/>
          <table:table-cell table:style-name="ce5" table:formula="of:=AVERAGE([.B44:.V44])" office:value-type="float" office:value="6.0305809375" calcext:value-type="float">
            <text:p>6.0305809375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294583" calcext:value-type="float">
            <text:p>7.294583</text:p>
          </table:table-cell>
          <table:table-cell office:value-type="float" office:value="7.480325" calcext:value-type="float">
            <text:p>7.480325</text:p>
          </table:table-cell>
          <table:table-cell office:value-type="float" office:value="6.712755" calcext:value-type="float">
            <text:p>6.712755</text:p>
          </table:table-cell>
          <table:table-cell office:value-type="float" office:value="7.706976" calcext:value-type="float">
            <text:p>7.706976</text:p>
          </table:table-cell>
          <table:table-cell office:value-type="float" office:value="7.272101" calcext:value-type="float">
            <text:p>7.272101</text:p>
          </table:table-cell>
          <table:table-cell office:value-type="float" office:value="7.147604" calcext:value-type="float">
            <text:p>7.147604</text:p>
          </table:table-cell>
          <table:table-cell office:value-type="float" office:value="7.157707" calcext:value-type="float">
            <text:p>7.157707</text:p>
          </table:table-cell>
          <table:table-cell office:value-type="float" office:value="7.165914" calcext:value-type="float">
            <text:p>7.165914</text:p>
          </table:table-cell>
          <table:table-cell office:value-type="float" office:value="7.025506" calcext:value-type="float">
            <text:p>7.025506</text:p>
          </table:table-cell>
          <table:table-cell office:value-type="float" office:value="7.714482" calcext:value-type="float">
            <text:p>7.714482</text:p>
          </table:table-cell>
          <table:table-cell office:value-type="float" office:value="7.058192" calcext:value-type="float">
            <text:p>7.058192</text:p>
          </table:table-cell>
          <table:table-cell office:value-type="float" office:value="7.654745" calcext:value-type="float">
            <text:p>7.654745</text:p>
          </table:table-cell>
          <table:table-cell office:value-type="float" office:value="7.027705" calcext:value-type="float">
            <text:p>7.027705</text:p>
          </table:table-cell>
          <table:table-cell office:value-type="float" office:value="7.766373" calcext:value-type="float">
            <text:p>7.766373</text:p>
          </table:table-cell>
          <table:table-cell office:value-type="float" office:value="7.059742" calcext:value-type="float">
            <text:p>7.059742</text:p>
          </table:table-cell>
          <table:table-cell office:value-type="float" office:value="7.718584" calcext:value-type="float">
            <text:p>7.718584</text:p>
          </table:table-cell>
          <table:table-cell office:value-type="float" office:value="7.289433" calcext:value-type="float">
            <text:p>7.289433</text:p>
          </table:table-cell>
          <table:table-cell office:value-type="float" office:value="7.330046" calcext:value-type="float">
            <text:p>7.330046</text:p>
          </table:table-cell>
          <table:table-cell table:number-columns-repeated="3"/>
          <table:table-cell table:style-name="ce5" table:formula="of:=AVERAGE([.B45:.V45])" office:value-type="float" office:value="7.31015405555556" calcext:value-type="float">
            <text:p>7.3101540556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.820234" calcext:value-type="float">
            <text:p>7.820234</text:p>
          </table:table-cell>
          <table:table-cell office:value-type="float" office:value="7.23245" calcext:value-type="float">
            <text:p>7.23245</text:p>
          </table:table-cell>
          <table:table-cell office:value-type="float" office:value="7.092769" calcext:value-type="float">
            <text:p>7.092769</text:p>
          </table:table-cell>
          <table:table-cell office:value-type="float" office:value="7.200771" calcext:value-type="float">
            <text:p>7.200771</text:p>
          </table:table-cell>
          <table:table-cell office:value-type="float" office:value="7.891506" calcext:value-type="float">
            <text:p>7.891506</text:p>
          </table:table-cell>
          <table:table-cell office:value-type="float" office:value="7.632304" calcext:value-type="float">
            <text:p>7.632304</text:p>
          </table:table-cell>
          <table:table-cell office:value-type="float" office:value="7.172023" calcext:value-type="float">
            <text:p>7.172023</text:p>
          </table:table-cell>
          <table:table-cell office:value-type="float" office:value="7.131022" calcext:value-type="float">
            <text:p>7.131022</text:p>
          </table:table-cell>
          <table:table-cell office:value-type="float" office:value="6.69052" calcext:value-type="float">
            <text:p>6.69052</text:p>
          </table:table-cell>
          <table:table-cell office:value-type="float" office:value="7.179594" calcext:value-type="float">
            <text:p>7.179594</text:p>
          </table:table-cell>
          <table:table-cell office:value-type="float" office:value="6.751158" calcext:value-type="float">
            <text:p>6.751158</text:p>
          </table:table-cell>
          <table:table-cell office:value-type="float" office:value="7.072124" calcext:value-type="float">
            <text:p>7.072124</text:p>
          </table:table-cell>
          <table:table-cell office:value-type="float" office:value="6.813835" calcext:value-type="float">
            <text:p>6.813835</text:p>
          </table:table-cell>
          <table:table-cell office:value-type="float" office:value="7.172229" calcext:value-type="float">
            <text:p>7.172229</text:p>
          </table:table-cell>
          <table:table-cell office:value-type="float" office:value="6.852021" calcext:value-type="float">
            <text:p>6.852021</text:p>
          </table:table-cell>
          <table:table-cell office:value-type="float" office:value="7.097829" calcext:value-type="float">
            <text:p>7.097829</text:p>
          </table:table-cell>
          <table:table-cell office:value-type="float" office:value="7.158944" calcext:value-type="float">
            <text:p>7.158944</text:p>
          </table:table-cell>
          <table:table-cell office:value-type="float" office:value="7.019723" calcext:value-type="float">
            <text:p>7.019723</text:p>
          </table:table-cell>
          <table:table-cell office:value-type="float" office:value="7.065062" calcext:value-type="float">
            <text:p>7.065062</text:p>
          </table:table-cell>
          <table:table-cell office:value-type="float" office:value="7.293913" calcext:value-type="float">
            <text:p>7.293913</text:p>
          </table:table-cell>
          <table:table-cell office:value-type="float" office:value="7.716949" calcext:value-type="float">
            <text:p>7.716949</text:p>
          </table:table-cell>
          <table:table-cell table:style-name="ce5" table:formula="of:=AVERAGE([.B46:.V46])" office:value-type="float" office:value="7.19318952380952" calcext:value-type="float">
            <text:p>7.1931895238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7.027351" calcext:value-type="float">
            <text:p>7.027351</text:p>
          </table:table-cell>
          <table:table-cell office:value-type="float" office:value="7.337302" calcext:value-type="float">
            <text:p>7.337302</text:p>
          </table:table-cell>
          <table:table-cell office:value-type="float" office:value="7.890735" calcext:value-type="float">
            <text:p>7.890735</text:p>
          </table:table-cell>
          <table:table-cell office:value-type="float" office:value="7.383128" calcext:value-type="float">
            <text:p>7.383128</text:p>
          </table:table-cell>
          <table:table-cell office:value-type="float" office:value="7.034811" calcext:value-type="float">
            <text:p>7.034811</text:p>
          </table:table-cell>
          <table:table-cell office:value-type="float" office:value="7.096975" calcext:value-type="float">
            <text:p>7.096975</text:p>
          </table:table-cell>
          <table:table-cell office:value-type="float" office:value="7.912452" calcext:value-type="float">
            <text:p>7.912452</text:p>
          </table:table-cell>
          <table:table-cell office:value-type="float" office:value="7.165562" calcext:value-type="float">
            <text:p>7.165562</text:p>
          </table:table-cell>
          <table:table-cell office:value-type="float" office:value="7.759439" calcext:value-type="float">
            <text:p>7.759439</text:p>
          </table:table-cell>
          <table:table-cell office:value-type="float" office:value="7.474209" calcext:value-type="float">
            <text:p>7.474209</text:p>
          </table:table-cell>
          <table:table-cell office:value-type="float" office:value="7.602551" calcext:value-type="float">
            <text:p>7.602551</text:p>
          </table:table-cell>
          <table:table-cell office:value-type="float" office:value="7.359354" calcext:value-type="float">
            <text:p>7.359354</text:p>
          </table:table-cell>
          <table:table-cell office:value-type="float" office:value="7.548143" calcext:value-type="float">
            <text:p>7.548143</text:p>
          </table:table-cell>
          <table:table-cell office:value-type="float" office:value="7.088711" calcext:value-type="float">
            <text:p>7.088711</text:p>
          </table:table-cell>
          <table:table-cell office:value-type="float" office:value="7.463211" calcext:value-type="float">
            <text:p>7.463211</text:p>
          </table:table-cell>
          <table:table-cell office:value-type="float" office:value="7.449812" calcext:value-type="float">
            <text:p>7.449812</text:p>
          </table:table-cell>
          <table:table-cell office:value-type="float" office:value="7.780881" calcext:value-type="float">
            <text:p>7.780881</text:p>
          </table:table-cell>
          <table:table-cell office:value-type="float" office:value="7.579448" calcext:value-type="float">
            <text:p>7.579448</text:p>
          </table:table-cell>
          <table:table-cell office:value-type="float" office:value="7.823064" calcext:value-type="float">
            <text:p>7.823064</text:p>
          </table:table-cell>
          <table:table-cell office:value-type="float" office:value="7.564011" calcext:value-type="float">
            <text:p>7.564011</text:p>
          </table:table-cell>
          <table:table-cell office:value-type="float" office:value="7.188033" calcext:value-type="float">
            <text:p>7.188033</text:p>
          </table:table-cell>
          <table:table-cell table:style-name="ce5" table:formula="of:=AVERAGE([.B47:.V47])" office:value-type="float" office:value="7.45377061904762" calcext:value-type="float">
            <text:p>7.453770619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7.439764" calcext:value-type="float">
            <text:p>7.439764</text:p>
          </table:table-cell>
          <table:table-cell office:value-type="float" office:value="7.346697" calcext:value-type="float">
            <text:p>7.346697</text:p>
          </table:table-cell>
          <table:table-cell office:value-type="float" office:value="6.946779" calcext:value-type="float">
            <text:p>6.946779</text:p>
          </table:table-cell>
          <table:table-cell office:value-type="float" office:value="7.316366" calcext:value-type="float">
            <text:p>7.316366</text:p>
          </table:table-cell>
          <table:table-cell office:value-type="float" office:value="7.610256" calcext:value-type="float">
            <text:p>7.610256</text:p>
          </table:table-cell>
          <table:table-cell office:value-type="float" office:value="7.690696" calcext:value-type="float">
            <text:p>7.690696</text:p>
          </table:table-cell>
          <table:table-cell office:value-type="float" office:value="6.982939" calcext:value-type="float">
            <text:p>6.982939</text:p>
          </table:table-cell>
          <table:table-cell office:value-type="float" office:value="7.42908" calcext:value-type="float">
            <text:p>7.42908</text:p>
          </table:table-cell>
          <table:table-cell office:value-type="float" office:value="7.04599" calcext:value-type="float">
            <text:p>7.04599</text:p>
          </table:table-cell>
          <table:table-cell office:value-type="float" office:value="7.440538" calcext:value-type="float">
            <text:p>7.440538</text:p>
          </table:table-cell>
          <table:table-cell office:value-type="float" office:value="7.196562" calcext:value-type="float">
            <text:p>7.196562</text:p>
          </table:table-cell>
          <table:table-cell office:value-type="float" office:value="7.446432" calcext:value-type="float">
            <text:p>7.446432</text:p>
          </table:table-cell>
          <table:table-cell office:value-type="float" office:value="6.956772" calcext:value-type="float">
            <text:p>6.956772</text:p>
          </table:table-cell>
          <table:table-cell office:value-type="float" office:value="7.342235" calcext:value-type="float">
            <text:p>7.342235</text:p>
          </table:table-cell>
          <table:table-cell office:value-type="float" office:value="7.088967" calcext:value-type="float">
            <text:p>7.088967</text:p>
          </table:table-cell>
          <table:table-cell office:value-type="float" office:value="7.307177" calcext:value-type="float">
            <text:p>7.307177</text:p>
          </table:table-cell>
          <table:table-cell office:value-type="float" office:value="7.160963" calcext:value-type="float">
            <text:p>7.160963</text:p>
          </table:table-cell>
          <table:table-cell office:value-type="float" office:value="7.256818" calcext:value-type="float">
            <text:p>7.256818</text:p>
          </table:table-cell>
          <table:table-cell office:value-type="float" office:value="6.939933" calcext:value-type="float">
            <text:p>6.939933</text:p>
          </table:table-cell>
          <table:table-cell office:value-type="float" office:value="7.221362" calcext:value-type="float">
            <text:p>7.221362</text:p>
          </table:table-cell>
          <table:table-cell office:value-type="float" office:value="7.579054" calcext:value-type="float">
            <text:p>7.579054</text:p>
          </table:table-cell>
          <table:table-cell table:style-name="ce5" table:formula="of:=AVERAGE([.B48:.V48])" office:value-type="float" office:value="7.27358952380952" calcext:value-type="float">
            <text:p>7.27358952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21:05:32.559962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9T21:24:33.089161814</dc:date>
    <dc:creator>quique </dc:creator>
    <meta:editing-duration>PT41M4S</meta:editing-duration>
    <meta:editing-cycles>11</meta:editing-cycles>
    <meta:generator>LibreOffice/4.3.3.2$Linux_X86_64 LibreOffice_project/430m0$Build-2</meta:generator>
    <meta:document-statistic meta:table-count="1" meta:cell-count="6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9.01cm" xlink:href=".." xlink:type="simple" chart:class="chart:scatter" chart:style-name="ch1">
        <chart:title svg:x="6.424cm" svg:y="0.316cm" chart:style-name="ch2">
          <text:p>Roundtrip Time</text:p>
        </chart:title>
        <chart:subtitle svg:x="2.892cm" svg:y="1.301cm" chart:style-name="ch3">
          <text:p>Message size: 1316, Users added per minute: 100 (aprox)</text:p>
        </chart:subtitle>
        <chart:plot-area chart:style-name="ch4" table:cell-range-address="round1.A2:round1.A15 round1.V2:round1.V15" chart:data-source-has-labels="row" svg:x="1.33cm" svg:y="2.19cm" svg:width="14.33cm" svg:height="5.659cm">
          <chartooo:coordinate-region svg:x="1.951cm" svg:y="2.389cm" svg:width="13.522cm" svg:height="4.813cm"/>
          <chart:axis chart:dimension="x" chart:name="primary-x" chart:style-name="ch5">
            <chart:title svg:x="7.684cm" svg:y="8.029cm" chart:style-name="ch6">
              <text:p>Time (min)</text:p>
            </chart:title>
          </chart:axis>
          <chart:axis chart:dimension="y" chart:name="primary-y" chart:style-name="ch5">
            <chart:title svg:x="0.451cm" svg:y="6.148cm" chart:style-name="ch7">
              <text:p>Roundtrip (ms)</text:p>
            </chart:title>
            <chart:grid chart:style-name="ch8" chart:class="major"/>
          </chart:axis>
          <chart:series chart:style-name="ch9" chart:values-cell-range-address="round1.V3:round1.V15" chart:label-cell-address="round1.V2:round1.V2" chart:class="chart:scatter">
            <chart:domain table:cell-range-address="round1.A3:round1.A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(ms)</text:p>
                <draw:g>
                  <svg:desc>round1.V2:round1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ound1.A3:round1.A15</svg:desc>
                </draw:g>
              </table:table-cell>
              <table:table-cell office:value-type="float" office:value="0.048746">
                <text:p>0.048746</text:p>
                <draw:g>
                  <svg:desc>round1.V3:round1.V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15075">
                <text:p>0.0915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784578">
                <text:p>0.1784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93381333333333">
                <text:p>0.293381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0869325">
                <text:p>0.30869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223347">
                <text:p>1.0223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73568875">
                <text:p>3.73568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6022815">
                <text:p>5.6022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5206515">
                <text:p>8.5206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2923691111111">
                <text:p>11.292369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1708774">
                <text:p>10.1708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76488795">
                <text:p>10.76488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6586737">
                <text:p>9.6586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95cm" svg:y="0.316cm" chart:style-name="ch2">
          <text:p>Package Drops</text:p>
        </chart:title>
        <chart:subtitle svg:x="3.233cm" svg:y="1.301cm" chart:style-name="ch3">
          <text:p>Message size: 1316 B, Clients per minute: 100 (aprox)</text:p>
        </chart:subtitle>
        <chart:plot-area chart:style-name="ch4" table:cell-range-address="round1.A19:round1.A32 round1.W19:round1.W32" chart:data-source-has-labels="row" svg:x="1.331cm" svg:y="2.19cm" svg:width="14.349cm" svg:height="5.649cm">
          <chartooo:coordinate-region svg:x="2.746cm" svg:y="2.389cm" svg:width="12.747cm" svg:height="4.803cm"/>
          <chart:axis chart:dimension="x" chart:name="primary-x" chart:style-name="ch5">
            <chart:title svg:x="7.694cm" svg:y="8.019cm" chart:style-name="ch6">
              <text:p>Time (min)</text:p>
            </chart:title>
          </chart:axis>
          <chart:axis chart:dimension="y" chart:name="primary-y" chart:style-name="ch7">
            <chart:title svg:x="0.451cm" svg:y="6.368cm" chart:style-name="ch8">
              <text:p>Package drop (%)</text:p>
            </chart:title>
            <chart:grid chart:style-name="ch9" chart:class="major"/>
          </chart:axis>
          <chart:series chart:style-name="ch10" chart:values-cell-range-address="round1.W20:round1.W32" chart:label-cell-address="round1.W19:round1.W19" chart:class="chart:scatter">
            <chart:domain table:cell-range-address="round1.A20:round1.A32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(%)</text:p>
                <draw:g>
                  <svg:desc>round1.W19:round1.W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ound1.A20:round1.A32</svg:desc>
                </draw:g>
              </table:table-cell>
              <table:table-cell office:value-type="float" office:value="0">
                <text:p>0</text:p>
                <draw:g>
                  <svg:desc>round1.W20:round1.W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15366666666667">
                <text:p>0.00001153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67325">
                <text:p>0.0000067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228076">
                <text:p>0.003228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01423083333333">
                <text:p>0.02014230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90156585714286">
                <text:p>0.04901565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1211634625">
                <text:p>0.11211634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8433118888889">
                <text:p>0.15843311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5554304">
                <text:p>0.15554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66513736190476">
                <text:p>0.166513736190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3358369952381">
                <text:p>0.13358369952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8.985cm" xlink:href=".." xlink:type="simple" chart:class="chart:scatter" chart:style-name="ch1">
        <chart:title svg:x="7.403cm" svg:y="0.315cm" chart:style-name="ch2">
          <text:p>Jitter</text:p>
        </chart:title>
        <chart:subtitle svg:x="2.892cm" svg:y="1.299cm" chart:style-name="ch3">
          <text:p>Message size: 1316, Users added per minute: 100 (aprox)</text:p>
        </chart:subtitle>
        <chart:plot-area chart:style-name="ch4" table:cell-range-address="round1.B36:round1.B48 round1.W36:round1.W48" svg:x="1.33cm" svg:y="2.187cm" svg:width="14.33cm" svg:height="5.638cm">
          <chartooo:coordinate-region svg:x="1.766cm" svg:y="2.386cm" svg:width="13.8cm" svg:height="4.792cm"/>
          <chart:axis chart:dimension="x" chart:name="primary-x" chart:style-name="ch5">
            <chart:title svg:x="7.684cm" svg:y="8.004cm" chart:style-name="ch6">
              <text:p>Time (min)</text:p>
            </chart:title>
          </chart:axis>
          <chart:axis chart:dimension="y" chart:name="primary-y" chart:style-name="ch5">
            <chart:title svg:x="0.451cm" svg:y="5.764cm" chart:style-name="ch7">
              <text:p>Jitter (ms)</text:p>
            </chart:title>
            <chart:grid chart:style-name="ch8" chart:class="major"/>
          </chart:axis>
          <chart:series chart:style-name="ch9" chart:values-cell-range-address="round1.W36:round1.W48" chart:class="chart:scatter">
            <chart:domain table:cell-range-address="round1.B36:round1.B48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1408">
                <text:p>0.401408</text:p>
                <draw:g>
                  <svg:desc>round1.B36:round1.B48</svg:desc>
                </draw:g>
              </table:table-cell>
              <table:table-cell office:value-type="float" office:value="0.401408">
                <text:p>0.401408</text:p>
                <draw:g>
                  <svg:desc>round1.W36:round1.W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4815">
                <text:p>0.514815</text:p>
              </table:table-cell>
              <table:table-cell office:value-type="float" office:value="0.4904135">
                <text:p>0.4904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5004">
                <text:p>0.695004</text:p>
              </table:table-cell>
              <table:table-cell office:value-type="float" office:value="0.6231824">
                <text:p>0.6231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4887">
                <text:p>0.834887</text:p>
              </table:table-cell>
              <table:table-cell office:value-type="float" office:value="0.7924195">
                <text:p>0.7924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4868">
                <text:p>0.804868</text:p>
              </table:table-cell>
              <table:table-cell office:value-type="float" office:value="0.82577">
                <text:p>0.82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87082">
                <text:p>2.287082</text:p>
              </table:table-cell>
              <table:table-cell office:value-type="float" office:value="1.4674605">
                <text:p>1.4674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85225">
                <text:p>4.085225</text:p>
              </table:table-cell>
              <table:table-cell office:value-type="float" office:value="3.62681483333333">
                <text:p>3.626814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08847">
                <text:p>5.108847</text:p>
              </table:table-cell>
              <table:table-cell office:value-type="float" office:value="4.80832378571429">
                <text:p>4.8083237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99718">
                <text:p>6.699718</text:p>
              </table:table-cell>
              <table:table-cell office:value-type="float" office:value="6.0305809375">
                <text:p>6.03058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94583">
                <text:p>7.294583</text:p>
              </table:table-cell>
              <table:table-cell office:value-type="float" office:value="7.31015405555556">
                <text:p>7.3101540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20234">
                <text:p>7.820234</text:p>
              </table:table-cell>
              <table:table-cell office:value-type="float" office:value="7.19318952380952">
                <text:p>7.19318952380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27351">
                <text:p>7.027351</text:p>
              </table:table-cell>
              <table:table-cell office:value-type="float" office:value="7.45377061904762">
                <text:p>7.45377061904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39764">
                <text:p>7.439764</text:p>
              </table:table-cell>
              <table:table-cell office:value-type="float" office:value="7.27358952380952">
                <text:p>7.273589523809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